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58000003C1A5A8C129BF5A7C2B.png" manifest:media-type="image/png"/>
  <manifest:file-entry manifest:full-path="Pictures/100000010000084B000003AA4F87E6457CA744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預設" presentation:presentation-page-layout-name="AL1T0">
        <draw:g>
          <draw:frame draw:style-name="gr1" draw:text-style-name="P1" draw:layer="layout" svg:width="16.513cm" svg:height="7.432cm" svg:x="5.787cm" svg:y="0.1cm">
            <draw:image xlink:href="Pictures/1000000100000858000003C1A5A8C129BF5A7C2B.png" xlink:type="simple" xlink:show="embed" xlink:actuate="onLoad" draw:mime-type="image/png">
              <text:p/>
            </draw:image>
          </draw:frame>
          <draw:frame draw:style-name="gr2" draw:text-style-name="P2" draw:layer="layout" svg:width="16.5cm" svg:height="7.3cm" svg:x="5.809cm" svg:y="7.636cm">
            <draw:image xlink:href="Pictures/100000010000084B000003AA4F87E6457CA74477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8T23:45:04.002000000</meta:creation-date>
    <dc:date>2023-03-29T10:11:56.108000000</dc:date>
    <meta:editing-duration>PT8M34S</meta:editing-duration>
    <meta:editing-cycles>2</meta:editing-cycles>
    <meta:generator>LibreOffice/7.2.7.2$Windows_X86_64 LibreOffice_project/8d71d29d553c0f7dcbfa38fbfda25ee34cce99a2</meta:generator>
    <meta:document-statistic meta:object-count="26"/>
  </office:meta>
</office:document-meta>
</file>